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890000022ABEC079FC.png" manifest:media-type=""/>
  <manifest:file-entry manifest:full-path="Pictures/10000000000004460000024BDA207784.png" manifest:media-type=""/>
  <manifest:file-entry manifest:full-path="Pictures/10000000000005FA0000032404271826.png" manifest:media-type=""/>
  <manifest:file-entry manifest:full-path="Pictures/10000000000006060000031CFAB464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stroke-linejoin="round" svg:stroke-linecap="round" draw:fill="none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2.179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266cm" svg:height="13.743cm" svg:x="0.934cm" svg:y="3.657cm">
          <draw:image xlink:href="Pictures/10000000000006060000031CFAB464C4.png" xlink:type="simple" xlink:show="embed" xlink:actuate="onLoad">
            <text:p/>
          </draw:image>
        </draw:frame>
        <draw:custom-shape draw:style-name="gr2" draw:text-style-name="P1" draw:layer="layout" svg:width="4.2cm" svg:height="2.2cm" svg:x="10.6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2.2cm" svg:x="20.4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5.6cm" svg:height="15.506cm" svg:x="1cm" svg:y="1.294cm" presentation:class="graphic" presentation:user-transformed="true">
          <draw:image xlink:href="Pictures/10000000000005FA0000032404271826.png" xlink:type="simple" xlink:show="embed" xlink:actuate="onLoad">
            <text:p/>
          </draw:image>
        </draw:frame>
        <draw:frame draw:style-name="gr1" draw:text-style-name="P1" draw:layer="layout" svg:width="25.6cm" svg:height="12.2cm" svg:x="1cm" svg:y="4.6cm">
          <draw:image xlink:href="Pictures/10000000000004460000024BDA2077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199cm" svg:height="12.023cm" svg:x="1.399cm" svg:y="4.991cm" presentation:class="graphic">
          <draw:image xlink:href="Pictures/10000000000004890000022ABEC079FC.png" xlink:type="simple" xlink:show="embed" xlink:actuate="onLoad">
            <text:p/>
          </draw:image>
        </draw:frame>
        <draw:custom-shape draw:style-name="gr2" draw:text-style-name="P1" draw:layer="layout" svg:width="15.8cm" svg:height="2cm" svg:x="8.2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utierrez</meta:initial-creator>
    <meta:creation-date>2013-10-30T16:50:13.032296840</meta:creation-date>
    <dc:date>2013-10-31T12:16:19.387506443</dc:date>
    <dc:creator>David Gutierrez</dc:creator>
    <meta:editing-duration>PT19H20M7S</meta:editing-duration>
    <meta:editing-cycles>4</meta:editing-cycles>
    <meta:generator>LibreOffice/4.1.2.3$Linux_X86_64 LibreOffice_project/40b2d7fde7e8d2d7bc5a449dc65df4d08a7dd38</meta:generator>
    <meta:document-statistic meta:object-count="36"/>
  </office:meta>
</office:document-meta>
</file>